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www.tapr.org/OHL</text:a>). A copy of the license is included. See file: LICENSE.txt</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http://www.gnu.org/licenses/</text:a>&gt;. A copy of the license is included. See gpl.txt </text:p>
      <text:p text:style-name="P1"/>
      <text:p text:style-name="P1">Content qualifying as industrial design, trade secret or other intellectual property content that is licensed under the TAPR Open Hardware License (<text:a xlink:type="simple" xlink:href="http://www.tapr.org/OHL">www.tapr.org/OHL</text:a>). A copy of the license is included. See file: LICENSE.txt</text:p>
      <text:p text:style-name="P1"/>
      <text:p text:style-name="P1">Innovator(s): <text:tab/><text:tab/><text:tab/></text:p>
      <text:p text:style-name="P1"><text:tab/><text:tab/><text:tab/><text:tab/><text:tab/></text:p>
      <text:p text:style-name="P1">Place of performance:<text:tab/><text:tab/></text:p>
      <text:p text:style-name="P1">Employer status: <text:tab/><text:tab/><text:tab/></text:p>
      <text:p text:style-name="P1">Origin:<text:tab/><text:tab/><text:tab/><text:tab/></text:p>
      <text:p text:style-name="P1">Innovator representative:<text:tab/><text:tab/></text:p>
      <text:p text:style-name="P1">New Technology Representative: </text:p>
      <text:p text:style-name="P1"/>
      <text:p text:style-name="P1">Abstract </text:p>
      <text:p text:style-name="P1"/>
      <text:p text:style-name="P1">Background (of invention)</text:p>
      <text:p text:style-name="P1"/>
      <text:p text:style-name="P1">Section I. Problem</text:p>
      <text:p text:style-name="P1"/>
      <text:p text:style-name="P1">Section II. Technically complete description of innovation</text:p>
      <text:p text:style-name="P1"/>
      <text:p text:style-name="P1">II.A. Purpose and description of innovation</text:p>
      <text:p text:style-name="P1"/>
      <text:p text:style-name="P1">II.B. Identification of component parts or steps, and explanation of mode of operation of innovation (with sketches)</text:p>
      <text:p text:style-name="P1"/>
      <text:p text:style-name="P1">II.C.4 Function of apparatus</text:p>
      <text:p text:style-name="P1"/>
      <text:p text:style-name="P1">Note: <text:s/>Although a single apparatus configuration is described with reference to alternate embodiments, experts will recognize that changes may be made in form and detail without departing from the spirit and scope of the invention.</text:p>
      <text:p text:style-name="P1"/>
      <text:p text:style-name="P1">II.D. Alternate embodiments of the innovation</text:p>
      <text:p text:style-name="P1"><text:soft-page-break/></text:p>
      <text:p text:style-name="P1">II.E. Supportive theory</text:p>
      <text:p text:style-name="P1"/>
      <text:p text:style-name="P1">II.F. Engineering specifications</text:p>
      <text:p text:style-name="P1"/>
      <text:p text:style-name="P1">II.G. Peripheral equipment.</text:p>
      <text:p text:style-name="P1"/>
      <text:p text:style-name="P1">II.H. Maintenance, reliability, safety factors.</text:p>
      <text:p text:style-name="P1"/>
      <text:p text:style-name="P1">Section III.</text:p>
      <text:p text:style-name="P1"/>
      <text:p text:style-name="P1">III.A. Novel or unique features.</text:p>
      <text:p text:style-name="P1"/>
      <text:p text:style-name="P1">III.B. Advantages of innovation.</text:p>
      <text:p text:style-name="P1"/>
      <text:p text:style-name="P1">III.C. Development or new conceptual problems.</text:p>
      <text:p text:style-name="P1"/>
      <text:p text:style-name="P1">III.D. Test data and source of error.</text:p>
      <text:p text:style-name="P1"/>
      <text:p text:style-name="P1">III.E. Analysis of capabilities.</text:p>
      <text:p text:style-name="P1"/>
      <text:p text:style-name="P1">Section IV. Potential commercial applications and points of contact</text:p>
      <text:p text:style-name="P1"/>
      <text:p text:style-name="P1">Section V. Other</text:p>
      <text:p text:style-name="P1">V.A. Additional documentation: </text:p>
      <text:p text:style-name="P1">V.B. Degree of technology significance: </text:p>
      <text:p text:style-name="P1">V.C. State of development: <text:s/></text:p>
      <text:p text:style-name="P1"/>
      <text:p text:style-name="P1">Section VI. Patent status</text:p>
      <text:p text:style-name="P1">Released under the TAPR Open Hardware License version 1.0 in the U.S.A.</text:p>
      <text:p text:style-name="P1">Released under the CERN Open Hardware License in the European Union version 1.1.</text:p>
      <text:p text:style-name="P1"/>
      <text:p text:style-name="P1">VI.A. The approximate time period which this innovation was developed: </text:p>
      <text:p text:style-name="P1">VI.B. Previous or contemplated publication or public disclosure including dates:</text:p>
      <text:p text:style-name="P1">VI.C. Questions for software only. (N/A)</text:p>
      <text:p text:style-name="P1">VI.D. Development history</text:p>
      <text:p text:style-name="P1">VI.E.1. First disclosure to others: </text:p>
      <text:p text:style-name="P1">VI.F.2. First sketch, drawing, logic chart or code: </text:p>
      <text:p text:style-name="P1">VI.F.3. First written description: </text:p>
      <text:p text:style-name="P1">VI.F.4. Completion of first prototype: </text:p>
      <text:p text:style-name="P1">VI.F.5. First successful operational test: </text:p>
      <text:p text:style-name="P1">VI.F.6. Contribution of innovators: <text:s/></text:p>
      <text:p text:style-name="P1">VI.F.7. Indicate any past, present, or contemplated government use of the innovation:</text:p>
      <text:p text:style-name="P1">V.I. Signatures of innovator(s), witn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INNOVATION RELEASE FORM (blank)<text:tab/><text:tab/><text:tab/><text:tab/><text:tab/>p<text:page-number text:select-page="current">2</text:page-number> of <text:page-count>2</text:page-count> on <text:date style:data-style-name="N84" text:date-value="2013-05-20T14:47:50.99" text:fixed="true">2013-05-20</text:date></text:p>
        <text:p text:style-name="MP1">file: README-blank.odt<text:tab/><text:tab/><text:tab/><text:tab/><text:tab/><text:tab/>Copyright (c) yyyy inventor(s) </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5-20T21:32:46</dc:date>
    <meta:editing-duration>P2DT12H29M13S</meta:editing-duration>
    <meta:editing-cycles>133</meta:editing-cycles>
    <meta:generator>LibreOffice/3.5$Linux_x86 LibreOffice_project/350m1$Build-2</meta:generator>
    <dc:creator>Benjamin Brink</dc:creator>
    <meta:document-statistic meta:table-count="0" meta:image-count="0" meta:object-count="0" meta:page-count="2" meta:paragraph-count="55" meta:word-count="457" meta:character-count="3232" meta:non-whitespace-character-count="2773"/>
  </office:meta>
</office:document-meta>
</file>